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0.5925in"/>
    </style:style>
    <style:style style:name="co3" style:family="table-column">
      <style:table-column-properties fo:break-before="auto" style:column-width="0.6382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5661in"/>
    </style:style>
    <style:style style:name="co6" style:family="table-column">
      <style:table-column-properties fo:break-before="auto" style:column-width="0.5528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0.4598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2"/>
    </style:style>
    <style:style style:name="ce2" style:family="table-cell" style:parent-style-name="Heading">
      <style:table-cell-properties fo:border-bottom="none" fo:border-left="0.0138in solid #000000" fo:border-right="0.0138in solid #000000" fo:border-top="0.0138in solid #000000"/>
    </style:style>
    <style:style style:name="ce3" style:family="table-cell" style:parent-style-name="Heading">
      <style:table-cell-properties fo:border="0.0138in solid #000000"/>
      <style:text-properties fo:color="#0000ff"/>
    </style:style>
    <style:style style:name="ce4" style:family="table-cell" style:parent-style-name="mm_2c__20_0_20_places">
      <style:table-cell-properties fo:border-bottom="none" fo:border-left="0.0138in solid #000000" fo:border-right="0.0138in solid #000000" fo:border-top="none"/>
    </style:style>
    <style:style style:name="ce5" style:family="table-cell" style:parent-style-name="mm_2c__20_0_20_places">
      <style:table-cell-properties fo:border-bottom="0.0138in solid #000000" fo:border-left="0.0138in solid #000000" fo:border-right="0.0138in solid #000000" fo:border-top="none"/>
    </style:style>
    <style:style style:name="ce6" style:family="table-cell" style:parent-style-name="Heading">
      <style:table-cell-properties fo:border="0.0138in solid #000000"/>
    </style:style>
    <style:style style:name="ce7" style:family="table-cell" style:parent-style-name="Inches_2c__20_3_20_places">
      <style:table-cell-properties fo:border-bottom="none" fo:border-left="0.0138in solid #000000" fo:border-right="0.0138in solid #000000" fo:border-top="none"/>
    </style:style>
    <style:style style:name="ce8" style:family="table-cell" style:parent-style-name="Inches_2c__20_3_20_places">
      <style:table-cell-properties fo:border-bottom="0.0138in solid #000000" fo:border-left="0.0138in solid #000000" fo:border-right="0.0138in solid #000000" fo:border-top="none"/>
    </style:style>
    <style:style style:name="ce9" style:family="table-cell" style:parent-style-name="mm_2c__20_1_20_place">
      <style:table-cell-properties fo:border-bottom="none" fo:border-left="0.0138in solid #000000" fo:border-right="0.0138in solid #000000" fo:border-top="none"/>
    </style:style>
    <style:style style:name="ce10" style:family="table-cell" style:parent-style-name="mm_2c__20_2_20_places">
      <style:table-cell-properties fo:border-bottom="none" fo:border-left="0.0138in solid #000000" fo:border-right="0.0138in solid #000000" fo:border-top="none"/>
    </style:style>
    <style:style style:name="ce11" style:family="table-cell" style:parent-style-name="mm_2c__20_2_20_places">
      <style:table-cell-properties fo:border-bottom="0.0138in solid #000000" fo:border-left="0.0138in solid #000000" fo:border-right="0.0138in solid #000000" fo:border-top="none"/>
    </style:style>
    <style:style style:name="ce12" style:family="table-cell" style:parent-style-name="Inches_2c__20_4_20_places">
      <style:table-cell-properties fo:border-bottom="none" fo:border-left="0.0138in solid #000000" fo:border-right="0.0138in solid #000000" fo:border-top="none"/>
    </style:style>
    <style:style style:name="ce13" style:family="table-cell" style:parent-style-name="Inches_2c__20_4_20_places">
      <style:table-cell-properties fo:border-bottom="0.0138in solid #000000" fo:border-left="0.0138in solid #000000" fo:border-right="0.0138in solid #000000" fo:border-top="none"/>
    </style:style>
    <style:style style:name="ce14" style:family="table-cell" style:parent-style-name="Inches_2c__20_1_20_place">
      <style:table-cell-properties fo:border-bottom="none" fo:border-left="0.0138in solid #000000" fo:border-right="0.0138in solid #000000" fo:border-top="none"/>
    </style:style>
    <style:style style:name="ce15" style:family="table-cell" style:parent-style-name="Inches_2c__20_1_20_place">
      <style:table-cell-properties fo:border-bottom="0.0138in solid #000000" fo:border-left="0.0138in solid #000000" fo:border-right="0.0138in solid #000000" fo:border-top="none"/>
    </style:style>
    <style:style style:name="ce16" style:family="table-cell" style:parent-style-name="mm_2c__20_1_20_place">
      <style:table-cell-properties fo:border-bottom="0.0138in solid #000000" fo:border-left="0.0138in solid #000000" fo:border-right="0.0138in solid #000000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12" table:default-cell-style-name="Default"/>
        <table:table-row table:style-name="ro1">
          <table:table-cell table:style-name="ce1"/>
          <table:table-cell table:number-columns-repeated="2"/>
          <table:table-cell table:style-name="Title" office:value-type="string">
            <text:p>On-hand metric taps &amp; dies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2" table:number-rows-spanned="1">
            <text:p>Ø</text:p>
          </table:table-cell>
          <table:covered-table-cell table:style-name="ce2"/>
          <table:table-cell table:style-name="ce2" office:value-type="string" table:number-columns-spanned="2" table:number-rows-spanned="1">
            <text:p>Pitch</text:p>
          </table:table-cell>
          <table:covered-table-cell table:style-name="ce2"/>
          <table:table-cell table:style-name="ce2"/>
          <table:table-cell table:style-name="ce2" office:value-type="string" table:number-columns-spanned="2" table:number-rows-spanned="1">
            <text:p>Tap drill</text:p>
          </table:table-cell>
          <table:covered-table-cell table:style-name="ce2"/>
          <table:table-cell table:style-name="Heading" table:number-columns-repeated="1017"/>
        </table:table-row>
        <table:table-row table:style-name="ro2">
          <table:table-cell table:style-name="ce3" office:value-type="string">
            <text:p>mm</text:p>
          </table:table-cell>
          <table:table-cell table:style-name="ce6" office:value-type="string">
            <text:p>in</text:p>
          </table:table-cell>
          <table:table-cell table:style-name="ce3" office:value-type="string">
            <text:p>mm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tpi</text:p>
          </table:table-cell>
          <table:table-cell table:style-name="ce3" office:value-type="string">
            <text:p>mm</text:p>
          </table:table-cell>
          <table:table-cell table:style-name="ce6" office:value-type="string">
            <text:p>in</text:p>
          </table:table-cell>
          <table:table-cell table:style-name="Heading" table:number-columns-repeated="1017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7" table:formula="of:=[.A4]/25.4" office:value-type="float" office:value="0.118110236220472">
            <text:p>.118</text:p>
          </table:table-cell>
          <table:table-cell table:style-name="ce9" office:value-type="float" office:value="0.5">
            <text:p>.5</text:p>
          </table:table-cell>
          <table:table-cell table:style-name="ce12" table:formula="of:=[.C4]/25.4" office:value-type="float" office:value="0.0196850393700787">
            <text:p>.0197</text:p>
          </table:table-cell>
          <table:table-cell table:style-name="ce14" table:formula="of:=1/[.D4]" office:value-type="float" office:value="50.8">
            <text:p>50.8</text:p>
          </table:table-cell>
          <table:table-cell table:style-name="ce9" table:formula="of:=[.A4]-[.C4]" office:value-type="float" office:value="2.5">
            <text:p>2.5</text:p>
          </table:table-cell>
          <table:table-cell table:style-name="ce7" table:formula="of:=[.F4]/25.4" office:value-type="float" office:value="0.0984251968503937">
            <text:p>.098</text:p>
          </table:table-cell>
          <table:table-cell table:number-columns-repeated="1017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7" table:formula="of:=[.A5]/25.4" office:value-type="float" office:value="0.15748031496063">
            <text:p>.157</text:p>
          </table:table-cell>
          <table:table-cell table:style-name="ce9" office:value-type="float" office:value="0.7">
            <text:p>.7</text:p>
          </table:table-cell>
          <table:table-cell table:style-name="ce12" table:formula="of:=[.C5]/25.4" office:value-type="float" office:value="0.0275590551181102">
            <text:p>.0276</text:p>
          </table:table-cell>
          <table:table-cell table:style-name="ce14" table:formula="of:=1/[.D5]" office:value-type="float" office:value="36.2857142857143">
            <text:p>36.3</text:p>
          </table:table-cell>
          <table:table-cell table:style-name="ce9" table:formula="of:=[.A5]-[.C5]" office:value-type="float" office:value="3.3">
            <text:p>3.3</text:p>
          </table:table-cell>
          <table:table-cell table:style-name="ce7" table:formula="of:=[.F5]/25.4" office:value-type="float" office:value="0.12992125984252">
            <text:p>.130</text:p>
          </table:table-cell>
          <table:table-cell table:number-columns-repeated="1017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7" table:formula="of:=[.A6]/25.4" office:value-type="float" office:value="0.15748031496063">
            <text:p>.157</text:p>
          </table:table-cell>
          <table:table-cell table:style-name="ce10" office:value-type="float" office:value="0.75">
            <text:p>.75</text:p>
          </table:table-cell>
          <table:table-cell table:style-name="ce12" table:formula="of:=[.C6]/25.4" office:value-type="float" office:value="0.0295275590551181">
            <text:p>.0295</text:p>
          </table:table-cell>
          <table:table-cell table:style-name="ce14" table:formula="of:=1/[.D6]" office:value-type="float" office:value="33.8666666666667">
            <text:p>33.9</text:p>
          </table:table-cell>
          <table:table-cell table:style-name="ce9" table:formula="of:=[.A6]-[.C6]" office:value-type="float" office:value="3.25">
            <text:p>3.3</text:p>
          </table:table-cell>
          <table:table-cell table:style-name="ce7" table:formula="of:=[.F6]/25.4" office:value-type="float" office:value="0.127952755905512">
            <text:p>.128</text:p>
          </table:table-cell>
          <table:table-cell table:number-columns-repeated="1017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7" table:formula="of:=[.A7]/25.4" office:value-type="float" office:value="0.196850393700787">
            <text:p>.197</text:p>
          </table:table-cell>
          <table:table-cell table:style-name="ce9" office:value-type="float" office:value="0.8">
            <text:p>.8</text:p>
          </table:table-cell>
          <table:table-cell table:style-name="ce12" table:formula="of:=[.C7]/25.4" office:value-type="float" office:value="0.031496062992126">
            <text:p>.0315</text:p>
          </table:table-cell>
          <table:table-cell table:style-name="ce14" table:formula="of:=1/[.D7]" office:value-type="float" office:value="31.75">
            <text:p>31.8</text:p>
          </table:table-cell>
          <table:table-cell table:style-name="ce9" table:formula="of:=[.A7]-[.C7]" office:value-type="float" office:value="4.2">
            <text:p>4.2</text:p>
          </table:table-cell>
          <table:table-cell table:style-name="ce7" table:formula="of:=[.F7]/25.4" office:value-type="float" office:value="0.165354330708661">
            <text:p>.165</text:p>
          </table:table-cell>
          <table:table-cell table:number-columns-repeated="1017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7" table:formula="of:=[.A8]/25.4" office:value-type="float" office:value="0.196850393700787">
            <text:p>.197</text:p>
          </table:table-cell>
          <table:table-cell table:style-name="ce9" office:value-type="float" office:value="0.9">
            <text:p>.9</text:p>
          </table:table-cell>
          <table:table-cell table:style-name="ce12" table:formula="of:=[.C8]/25.4" office:value-type="float" office:value="0.0354330708661417">
            <text:p>.0354</text:p>
          </table:table-cell>
          <table:table-cell table:style-name="ce14" table:formula="of:=1/[.D8]" office:value-type="float" office:value="28.2222222222222">
            <text:p>28.2</text:p>
          </table:table-cell>
          <table:table-cell table:style-name="ce9" table:formula="of:=[.A8]-[.C8]" office:value-type="float" office:value="4.1">
            <text:p>4.1</text:p>
          </table:table-cell>
          <table:table-cell table:style-name="ce7" table:formula="of:=[.F8]/25.4" office:value-type="float" office:value="0.161417322834646">
            <text:p>.161</text:p>
          </table:table-cell>
          <table:table-cell table:number-columns-repeated="1017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7" table:formula="of:=[.A9]/25.4" office:value-type="float" office:value="0.236220472440945">
            <text:p>.236</text:p>
          </table:table-cell>
          <table:table-cell table:style-name="ce4" office:value-type="float" office:value="1">
            <text:p>1</text:p>
          </table:table-cell>
          <table:table-cell table:style-name="ce12" table:formula="of:=[.C9]/25.4" office:value-type="float" office:value="0.0393700787401575">
            <text:p>.0394</text:p>
          </table:table-cell>
          <table:table-cell table:style-name="ce14" table:formula="of:=1/[.D9]" office:value-type="float" office:value="25.4">
            <text:p>25.4</text:p>
          </table:table-cell>
          <table:table-cell table:style-name="ce9" table:formula="of:=[.A9]-[.C9]" office:value-type="float" office:value="5">
            <text:p>5.0</text:p>
          </table:table-cell>
          <table:table-cell table:style-name="ce7" table:formula="of:=[.F9]/25.4" office:value-type="float" office:value="0.196850393700787">
            <text:p>.197</text:p>
          </table:table-cell>
          <table:table-cell table:number-columns-repeated="1017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7" table:formula="of:=[.A10]/25.4" office:value-type="float" office:value="0.275590551181102">
            <text:p>.276</text:p>
          </table:table-cell>
          <table:table-cell table:style-name="ce4" office:value-type="float" office:value="1">
            <text:p>1</text:p>
          </table:table-cell>
          <table:table-cell table:style-name="ce12" table:formula="of:=[.C10]/25.4" office:value-type="float" office:value="0.0393700787401575">
            <text:p>.0394</text:p>
          </table:table-cell>
          <table:table-cell table:style-name="ce14" table:formula="of:=1/[.D10]" office:value-type="float" office:value="25.4">
            <text:p>25.4</text:p>
          </table:table-cell>
          <table:table-cell table:style-name="ce9" table:formula="of:=[.A10]-[.C10]" office:value-type="float" office:value="6">
            <text:p>6.0</text:p>
          </table:table-cell>
          <table:table-cell table:style-name="ce7" table:formula="of:=[.F10]/25.4" office:value-type="float" office:value="0.236220472440945">
            <text:p>.236</text:p>
          </table:table-cell>
          <table:table-cell table:number-columns-repeated="1017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7" table:formula="of:=[.A11]/25.4" office:value-type="float" office:value="0.31496062992126">
            <text:p>.315</text:p>
          </table:table-cell>
          <table:table-cell table:style-name="ce4" office:value-type="float" office:value="1">
            <text:p>1</text:p>
          </table:table-cell>
          <table:table-cell table:style-name="ce12" table:formula="of:=[.C11]/25.4" office:value-type="float" office:value="0.0393700787401575">
            <text:p>.0394</text:p>
          </table:table-cell>
          <table:table-cell table:style-name="ce14" table:formula="of:=1/[.D11]" office:value-type="float" office:value="25.4">
            <text:p>25.4</text:p>
          </table:table-cell>
          <table:table-cell table:style-name="ce9" table:formula="of:=[.A11]-[.C11]" office:value-type="float" office:value="7">
            <text:p>7.0</text:p>
          </table:table-cell>
          <table:table-cell table:style-name="ce7" table:formula="of:=[.F11]/25.4" office:value-type="float" office:value="0.275590551181102">
            <text:p>.276</text:p>
          </table:table-cell>
          <table:table-cell table:number-columns-repeated="1017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7" table:formula="of:=[.A12]/25.4" office:value-type="float" office:value="0.31496062992126">
            <text:p>.315</text:p>
          </table:table-cell>
          <table:table-cell table:style-name="ce10" office:value-type="float" office:value="1.25">
            <text:p>1.25</text:p>
          </table:table-cell>
          <table:table-cell table:style-name="ce12" table:formula="of:=[.C12]/25.4" office:value-type="float" office:value="0.0492125984251969">
            <text:p>.0492</text:p>
          </table:table-cell>
          <table:table-cell table:style-name="ce14" table:formula="of:=1/[.D12]" office:value-type="float" office:value="20.32">
            <text:p>20.3</text:p>
          </table:table-cell>
          <table:table-cell table:style-name="ce9" table:formula="of:=[.A12]-[.C12]" office:value-type="float" office:value="6.75">
            <text:p>6.8</text:p>
          </table:table-cell>
          <table:table-cell table:style-name="ce7" table:formula="of:=[.F12]/25.4" office:value-type="float" office:value="0.265748031496063">
            <text:p>.266</text:p>
          </table:table-cell>
          <table:table-cell table:number-columns-repeated="1017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7" table:formula="of:=[.A13]/25.4" office:value-type="float" office:value="0.354330708661417">
            <text:p>.354</text:p>
          </table:table-cell>
          <table:table-cell table:style-name="ce4" office:value-type="float" office:value="1">
            <text:p>1</text:p>
          </table:table-cell>
          <table:table-cell table:style-name="ce12" table:formula="of:=[.C13]/25.4" office:value-type="float" office:value="0.0393700787401575">
            <text:p>.0394</text:p>
          </table:table-cell>
          <table:table-cell table:style-name="ce14" table:formula="of:=1/[.D13]" office:value-type="float" office:value="25.4">
            <text:p>25.4</text:p>
          </table:table-cell>
          <table:table-cell table:style-name="ce9" table:formula="of:=[.A13]-[.C13]" office:value-type="float" office:value="8">
            <text:p>8.0</text:p>
          </table:table-cell>
          <table:table-cell table:style-name="ce7" table:formula="of:=[.F13]/25.4" office:value-type="float" office:value="0.31496062992126">
            <text:p>.315</text:p>
          </table:table-cell>
          <table:table-cell table:number-columns-repeated="1017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7" table:formula="of:=[.A14]/25.4" office:value-type="float" office:value="0.354330708661417">
            <text:p>.354</text:p>
          </table:table-cell>
          <table:table-cell table:style-name="ce10" office:value-type="float" office:value="1.25">
            <text:p>1.25</text:p>
          </table:table-cell>
          <table:table-cell table:style-name="ce12" table:formula="of:=[.C14]/25.4" office:value-type="float" office:value="0.0492125984251969">
            <text:p>.0492</text:p>
          </table:table-cell>
          <table:table-cell table:style-name="ce14" table:formula="of:=1/[.D14]" office:value-type="float" office:value="20.32">
            <text:p>20.3</text:p>
          </table:table-cell>
          <table:table-cell table:style-name="ce9" table:formula="of:=[.A14]-[.C14]" office:value-type="float" office:value="7.75">
            <text:p>7.8</text:p>
          </table:table-cell>
          <table:table-cell table:style-name="ce7" table:formula="of:=[.F14]/25.4" office:value-type="float" office:value="0.30511811023622">
            <text:p>.305</text:p>
          </table:table-cell>
          <table:table-cell table:number-columns-repeated="1017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7" table:formula="of:=[.A15]/25.4" office:value-type="float" office:value="0.393700787401575">
            <text:p>.394</text:p>
          </table:table-cell>
          <table:table-cell table:style-name="ce10" office:value-type="float" office:value="1.25">
            <text:p>1.25</text:p>
          </table:table-cell>
          <table:table-cell table:style-name="ce12" table:formula="of:=[.C15]/25.4" office:value-type="float" office:value="0.0492125984251969">
            <text:p>.0492</text:p>
          </table:table-cell>
          <table:table-cell table:style-name="ce14" table:formula="of:=1/[.D15]" office:value-type="float" office:value="20.32">
            <text:p>20.3</text:p>
          </table:table-cell>
          <table:table-cell table:style-name="ce9" table:formula="of:=[.A15]-[.C15]" office:value-type="float" office:value="8.75">
            <text:p>8.8</text:p>
          </table:table-cell>
          <table:table-cell table:style-name="ce7" table:formula="of:=[.F15]/25.4" office:value-type="float" office:value="0.344488188976378">
            <text:p>.344</text:p>
          </table:table-cell>
          <table:table-cell table:number-columns-repeated="1017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7" table:formula="of:=[.A16]/25.4" office:value-type="float" office:value="0.393700787401575">
            <text:p>.394</text:p>
          </table:table-cell>
          <table:table-cell table:style-name="ce9" office:value-type="float" office:value="1.5">
            <text:p>1.5</text:p>
          </table:table-cell>
          <table:table-cell table:style-name="ce12" table:formula="of:=[.C16]/25.4" office:value-type="float" office:value="0.0590551181102362">
            <text:p>.0591</text:p>
          </table:table-cell>
          <table:table-cell table:style-name="ce14" table:formula="of:=1/[.D16]" office:value-type="float" office:value="16.9333333333333">
            <text:p>16.9</text:p>
          </table:table-cell>
          <table:table-cell table:style-name="ce9" table:formula="of:=[.A16]-[.C16]" office:value-type="float" office:value="8.5">
            <text:p>8.5</text:p>
          </table:table-cell>
          <table:table-cell table:style-name="ce7" table:formula="of:=[.F16]/25.4" office:value-type="float" office:value="0.334645669291339">
            <text:p>.335</text:p>
          </table:table-cell>
          <table:table-cell table:number-columns-repeated="1017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7" table:formula="of:=[.A17]/25.4" office:value-type="float" office:value="0.433070866141732">
            <text:p>.433</text:p>
          </table:table-cell>
          <table:table-cell table:style-name="ce9" office:value-type="float" office:value="1.5">
            <text:p>1.5</text:p>
          </table:table-cell>
          <table:table-cell table:style-name="ce12" table:formula="of:=[.C17]/25.4" office:value-type="float" office:value="0.0590551181102362">
            <text:p>.0591</text:p>
          </table:table-cell>
          <table:table-cell table:style-name="ce14" table:formula="of:=1/[.D17]" office:value-type="float" office:value="16.9333333333333">
            <text:p>16.9</text:p>
          </table:table-cell>
          <table:table-cell table:style-name="ce9" table:formula="of:=[.A17]-[.C17]" office:value-type="float" office:value="9.5">
            <text:p>9.5</text:p>
          </table:table-cell>
          <table:table-cell table:style-name="ce7" table:formula="of:=[.F17]/25.4" office:value-type="float" office:value="0.374015748031496">
            <text:p>.374</text:p>
          </table:table-cell>
          <table:table-cell table:number-columns-repeated="1017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7" table:formula="of:=[.A18]/25.4" office:value-type="float" office:value="0.47244094488189">
            <text:p>.472</text:p>
          </table:table-cell>
          <table:table-cell table:style-name="ce9" office:value-type="float" office:value="1.5">
            <text:p>1.5</text:p>
          </table:table-cell>
          <table:table-cell table:style-name="ce12" table:formula="of:=[.C18]/25.4" office:value-type="float" office:value="0.0590551181102362">
            <text:p>.0591</text:p>
          </table:table-cell>
          <table:table-cell table:style-name="ce14" table:formula="of:=1/[.D18]" office:value-type="float" office:value="16.9333333333333">
            <text:p>16.9</text:p>
          </table:table-cell>
          <table:table-cell table:style-name="ce9" table:formula="of:=[.A18]-[.C18]" office:value-type="float" office:value="10.5">
            <text:p>10.5</text:p>
          </table:table-cell>
          <table:table-cell table:style-name="ce7" table:formula="of:=[.F18]/25.4" office:value-type="float" office:value="0.413385826771654">
            <text:p>.413</text:p>
          </table:table-cell>
          <table:table-cell table:number-columns-repeated="1017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8" table:formula="of:=[.A19]/25.4" office:value-type="float" office:value="0.47244094488189">
            <text:p>.472</text:p>
          </table:table-cell>
          <table:table-cell table:style-name="ce11" office:value-type="float" office:value="1.75">
            <text:p>1.75</text:p>
          </table:table-cell>
          <table:table-cell table:style-name="ce13" table:formula="of:=[.C19]/25.4" office:value-type="float" office:value="0.0688976377952756">
            <text:p>.0689</text:p>
          </table:table-cell>
          <table:table-cell table:style-name="ce15" table:formula="of:=1/[.D19]" office:value-type="float" office:value="14.5142857142857">
            <text:p>14.5</text:p>
          </table:table-cell>
          <table:table-cell table:style-name="ce16" table:formula="of:=[.A19]-[.C19]" office:value-type="float" office:value="10.25">
            <text:p>10.3</text:p>
          </table:table-cell>
          <table:table-cell table:style-name="ce8" table:formula="of:=[.F19]/25.4" office:value-type="float" office:value="0.403543307086614">
            <text:p>.404</text:p>
          </table:table-cell>
          <table:table-cell table:number-columns-repeated="1017"/>
        </table:table-row>
        <table:table-row table:style-name="ro3" table:number-rows-repeated="6551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A4:Sheet1.A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0"/>
    </number:number-style>
    <number:number-style style:name="N119">
      <number:number number:decimal-places="1" number:min-integer-digits="0"/>
    </number:number-style>
    <number:number-style style:name="N120">
      <number:number number:decimal-places="2" number:min-integer-digits="0"/>
    </number:number-style>
    <number:number-style style:name="N121">
      <number:number number:decimal-places="0" number:min-integer-digits="0"/>
    </number:number-style>
    <number:number-style style:name="N154">
      <number:number number:decimal-places="4" number:min-integer-digits="0"/>
    </number:number-style>
    <number:number-style style:name="N122">
      <number:number number:decimal-places="3" number:min-integer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4" number:min-integer-digits="1"/>
    </number:number-style>
    <number:number-style style:name="N150">
      <number:number number:decimal-places="5" number:min-integer-digits="1"/>
    </number:number-style>
    <number:number-style style:name="N151">
      <number:number number:decimal-places="6" number:min-integer-digits="1"/>
    </number:number-style>
    <number:number-style style:name="N152">
      <number:number number:decimal-places="7" number:min-integer-digits="1"/>
    </number:number-style>
    <number:number-style style:name="N153">
      <number:number number:decimal-places="8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text-align-source="fix" style:repeat-content="false" style:rotation-align="none"/>
      <style:paragraph-properties fo:text-align="center"/>
      <style:text-properties style:font-name="Arial1" fo:font-size="11pt" fo:font-weight="bold" style:font-name-complex="Arial1"/>
    </style:style>
    <style:style style:name="Result" style:family="table-cell" style:parent-style-name="Default">
      <style:table-cell-properties fo:border-bottom="none" fo:border-left="0.0008in solid #000000" fo:border-right="none" fo:border-top="none"/>
      <style:text-properties fo:font-size="12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2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Inches_2c__20_3_20_places" style:display-name="Inches, 3 places" style:family="table-cell" style:parent-style-name="Default" style:data-style-name="N118"/>
    <style:style style:name="Inches_2c__20_2_20_places" style:display-name="Inches, 2 places" style:family="table-cell" style:parent-style-name="Inches_2c__20_3_20_places" style:data-style-name="N2"/>
    <style:style style:name="Inches_2c__20_1_20_place" style:display-name="Inches, 1 place" style:family="table-cell" style:parent-style-name="Inches_2c__20_3_20_places" style:data-style-name="N117"/>
    <style:style style:name="mm_2c__20_1_20_place" style:display-name="mm, 1 place" style:family="table-cell" style:parent-style-name="Default" style:data-style-name="N119">
      <style:text-properties fo:color="#0000ff"/>
    </style:style>
    <style:style style:name="mm_2c__20_2_20_places" style:display-name="mm, 2 places" style:family="table-cell" style:parent-style-name="mm_2c__20_1_20_place" style:data-style-name="N120"/>
    <style:style style:name="mm_2c__20_0_20_places" style:display-name="mm, 0 places" style:family="table-cell" style:parent-style-name="mm_2c__20_1_20_place" style:data-style-name="N121"/>
    <style:style style:name="Inches_2c__20_0_20_places" style:display-name="Inches, 0 places" style:family="table-cell" style:parent-style-name="Inches_2c__20_3_20_places" style:data-style-name="N121"/>
    <style:style style:name="Title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Black" fo:font-size="14pt" fo:font-style="italic"/>
    </style:style>
    <style:style style:name="Inches_2c__20_4_20_places" style:display-name="Inches, 4 places" style:family="table-cell" style:parent-style-name="Inches_2c__20_3_20_places" style:data-style-name="N15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1839in" fo:margin-bottom="0.1701in" fo:margin-left="0.9189in" fo:margin-right="0.2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11/10/2013</text:date>, <text:time>11:1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11-10T11:12:59.57</meta:creation-date>
    <dc:language>en-US</dc:language>
    <meta:editing-cycles>1</meta:editing-cycles>
    <meta:editing-duration>PT00H00M00S</meta:editing-duration>
    <meta:document-statistic meta:table-count="1" meta:cell-count="123" meta:object-count="0"/>
    <meta:user-defined meta:name="Info 1"/>
    <meta:user-defined meta:name="Info 2"/>
    <meta:user-defined meta:name="Info 3"/>
    <meta:user-defined meta:name="Info 4"/>
  </office:meta>
</office:document-meta>
</file>